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Adobe Caslon Pro Bold" svg:font-family="Adobe Caslon Pro Bold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T9" style:parent-style-name="Fuentedepárrafopredeter." style:family="text">
      <style:text-properties fo:language="en" fo:country="US"/>
    </style:style>
    <style:style style:name="T10" style:parent-style-name="Fuentedepárrafopredeter." style:family="text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T12" style:parent-style-name="Fuentedepárrafopredeter." style:family="text">
      <style:text-properties fo:language="en" fo:country="US"/>
    </style:style>
    <style:style style:name="T13" style:parent-style-name="Fuentedepárrafopredeter." style:family="text">
      <style:text-properties fo:language="en" fo:country="US"/>
    </style:style>
    <style:style style:name="T14" style:parent-style-name="Fuentedepárrafopredeter." style:family="text">
      <style:text-properties fo:language="en" fo:country="US"/>
    </style:style>
    <style:style style:name="T15" style:parent-style-name="Fuentedepárrafopredeter." style:family="text">
      <style:text-properties fo:language="en" fo:country="US"/>
    </style:style>
    <style:style style:name="T16" style:parent-style-name="Fuentedepárrafopredeter." style:family="text">
      <style:text-properties fo:language="en" fo:country="US"/>
    </style:style>
    <style:style style:name="T17" style:parent-style-name="Fuentedepárrafopredeter." style:family="text">
      <style:text-properties fo:language="en" fo:country="US"/>
    </style:style>
    <style:style style:name="T18" style:parent-style-name="Fuentedepárrafopredeter." style:family="text">
      <style:text-properties fo:language="en" fo:country="US"/>
    </style:style>
    <style:style style:name="T19" style:parent-style-name="Fuentedepárrafopredeter." style:family="text">
      <style:text-properties fo:language="es" fo:country="ES"/>
    </style:style>
    <style:style style:name="P20" style:parent-style-name="Standard" style:family="paragraph">
      <style:text-properties fo:language="es" fo:country="ES"/>
    </style:style>
    <style:style style:name="P21" style:parent-style-name="Standard" style:family="paragraph">
      <style:text-properties fo:language="es" fo:country="ES"/>
    </style:style>
    <style:style style:name="P22" style:parent-style-name="Standard" style:family="paragraph">
      <style:text-properties fo:language="es" fo:country="ES"/>
    </style:style>
    <style:style style:name="P23" style:parent-style-name="Standard" style:family="paragraph">
      <style:text-properties fo:language="es" fo:country="ES"/>
    </style:style>
    <style:style style:name="T24" style:parent-style-name="Fuentedepárrafopredeter." style:family="text">
      <style:text-properties style:font-name="Adobe Caslon Pro Bold"/>
    </style:style>
    <style:style style:name="T25" style:parent-style-name="Fuentedepárrafopredeter." style:family="text">
      <style:text-properties style:font-name="Adobe Caslon Pro Bold"/>
    </style:style>
    <style:style style:name="T26" style:parent-style-name="Fuentedepárrafopredeter." style:family="text">
      <style:text-properties style:font-name="Adobe Caslon Pro Bold"/>
    </style:style>
    <style:style style:name="T27" style:parent-style-name="Fuentedepárrafopredeter." style:family="text">
      <style:text-properties style:font-name="Adobe Caslon Pro Bold"/>
    </style:style>
    <style:style style:name="P28" style:parent-style-name="Default" style:family="paragraph">
      <style:text-properties style:font-name="Adobe Caslon Pro Bold"/>
    </style:style>
    <style:style style:name="P29" style:parent-style-name="Default" style:family="paragraph">
      <style:text-properties style:font-name="Adobe Caslon Pro Bold"/>
    </style:style>
    <style:style style:name="T30" style:parent-style-name="Fuentedepárrafopredeter." style:family="text">
      <style:text-properties style:font-name="Adobe Caslon Pro Bold"/>
    </style:style>
    <style:style style:name="T31" style:parent-style-name="Fuentedepárrafopredeter." style:family="text">
      <style:text-properties style:font-name="Adobe Caslon Pro Bold" fo:language="en" fo:country="US"/>
    </style:style>
    <style:style style:name="T32" style:parent-style-name="Fuentedepárrafopredeter." style:family="text">
      <style:text-properties style:font-name="Adobe Caslon Pro Bold" fo:language="en" fo:country="US"/>
    </style:style>
    <style:style style:name="T33" style:parent-style-name="Fuentedepárrafopredeter." style:family="text">
      <style:text-properties style:font-name="Adobe Caslon Pro Bold" fo:language="en" fo:country="US"/>
    </style:style>
    <style:style style:name="T34" style:parent-style-name="Fuentedepárrafopredeter." style:family="text">
      <style:text-properties style:font-name="Adobe Caslon Pro Bold" fo:language="en" fo:country="US"/>
    </style:style>
    <style:style style:name="T35" style:parent-style-name="Fuentedepárrafopredeter." style:family="text">
      <style:text-properties style:font-name="Adobe Caslon Pro Bold" fo:language="en" fo:country="US"/>
    </style:style>
    <style:style style:name="P36" style:parent-style-name="Default" style:family="paragraph">
      <style:text-properties style:font-name="Adobe Caslon Pro Bold" fo:language="en" fo:country="US"/>
    </style:style>
    <style:style style:name="T37" style:parent-style-name="Fuentedepárrafopredeter." style:family="text">
      <style:text-properties style:font-name="Adobe Caslon Pro Bold" fo:language="en" fo:country="US"/>
    </style:style>
    <style:style style:name="T38" style:parent-style-name="Fuentedepárrafopredeter." style:family="text">
      <style:text-properties style:font-name="Adobe Caslon Pro Bold"/>
    </style:style>
    <style:style style:name="T39" style:parent-style-name="Fuentedepárrafopredeter." style:family="text">
      <style:text-properties style:font-name="Adobe Caslon Pro Bold"/>
    </style:style>
    <style:style style:name="T40" style:parent-style-name="Fuentedepárrafopredeter." style:family="text">
      <style:text-properties style:font-name="Adobe Caslon Pro Bold"/>
    </style:style>
    <style:style style:name="T41" style:parent-style-name="Fuentedepárrafopredeter." style:family="text">
      <style:text-properties style:font-name="Adobe Caslon Pro Bold"/>
    </style:style>
    <style:style style:name="T42" style:parent-style-name="Fuentedepárrafopredeter." style:family="text">
      <style:text-properties style:font-name="Adobe Caslon Pro Bold"/>
    </style:style>
    <style:style style:name="T43" style:parent-style-name="Fuentedepárrafopredeter." style:family="text">
      <style:text-properties style:font-name="Adobe Caslon Pro Bold" fo:language="en" fo:country="US"/>
    </style:style>
    <style:style style:name="P44" style:parent-style-name="Default" style:family="paragraph">
      <style:text-properties style:font-name="Adobe Caslon Pro Bold" fo:language="en" fo:country="US"/>
    </style:style>
    <style:style style:name="T45" style:parent-style-name="Fuentedepárrafopredeter." style:family="text">
      <style:text-properties style:font-name="Adobe Caslon Pro Bold" fo:language="en" fo:country="US"/>
    </style:style>
    <style:style style:name="T46" style:parent-style-name="Fuentedepárrafopredeter." style:family="text">
      <style:text-properties style:font-name="Adobe Caslon Pro Bold"/>
    </style:style>
    <style:style style:name="T47" style:parent-style-name="Fuentedepárrafopredeter." style:family="text">
      <style:text-properties style:font-name="Adobe Caslon Pro Bold"/>
    </style:style>
    <style:style style:name="T48" style:parent-style-name="Fuentedepárrafopredeter." style:family="text">
      <style:text-properties style:font-name="Adobe Caslon Pro Bold"/>
    </style:style>
    <style:style style:name="P49" style:parent-style-name="Default" style:family="paragraph">
      <style:text-properties style:font-name="Adobe Caslon Pro Bold"/>
    </style:style>
    <style:style style:name="T50" style:parent-style-name="Fuentedepárrafopredeter." style:family="text">
      <style:text-properties style:font-name="Adobe Caslon Pro Bold"/>
    </style:style>
    <style:style style:name="T51" style:parent-style-name="Fuentedepárrafopredeter." style:family="text">
      <style:text-properties style:font-name="Adobe Caslon Pro Bold" fo:language="en" fo:country="US"/>
    </style:style>
    <style:style style:name="P52" style:parent-style-name="Default" style:family="paragraph">
      <style:text-properties style:font-name="Adobe Caslon Pro Bold" fo:language="en" fo:country="US"/>
    </style:style>
    <style:style style:name="P53" style:parent-style-name="Default" style:family="paragraph">
      <style:text-properties style:font-name="Adobe Caslon Pro Bold" fo:language="en" fo:country="US"/>
    </style:style>
    <style:style style:name="P54" style:parent-style-name="Default" style:family="paragraph">
      <style:text-properties style:font-name="Adobe Caslon Pro Bold" fo:language="en" fo:country="US"/>
    </style:style>
    <style:style style:name="P55" style:parent-style-name="Default" style:family="paragraph">
      <style:text-properties style:font-name="Adobe Caslon Pro Bold" fo:language="en" fo:country="US"/>
    </style:style>
    <style:style style:name="T56" style:parent-style-name="Fuentedepárrafopredeter." style:family="text">
      <style:text-properties style:font-name="Adobe Caslon Pro Bold" fo:language="en" fo:country="US"/>
    </style:style>
    <style:style style:name="T57" style:parent-style-name="Fuentedepárrafopredeter." style:family="text">
      <style:text-properties style:font-name="Adobe Caslon Pro Bold"/>
    </style:style>
    <style:style style:name="T58" style:parent-style-name="Fuentedepárrafopredeter." style:family="text">
      <style:text-properties style:font-name="Adobe Caslon Pro Bold"/>
    </style:style>
    <style:style style:name="T59" style:parent-style-name="Fuentedepárrafopredeter." style:family="text">
      <style:text-properties style:font-name="Adobe Caslon Pro Bold"/>
    </style:style>
    <style:style style:name="T60" style:parent-style-name="Fuentedepárrafopredeter." style:family="text">
      <style:text-properties style:font-name="Adobe Caslon Pro Bold"/>
    </style:style>
    <style:style style:name="P61" style:parent-style-name="Default" style:family="paragraph">
      <style:text-properties style:font-name="Adobe Caslon Pro Bold"/>
    </style:style>
    <style:style style:name="T62" style:parent-style-name="Fuentedepárrafopredeter." style:family="text">
      <style:text-properties style:font-name="Adobe Caslon Pro Bold"/>
    </style:style>
    <style:style style:name="T63" style:parent-style-name="Fuentedepárrafopredeter." style:family="text">
      <style:text-properties style:font-name="Adobe Caslon Pro Bold" fo:language="en" fo:country="US"/>
    </style:style>
    <style:style style:name="T64" style:parent-style-name="Fuentedepárrafopredeter." style:family="text">
      <style:text-properties style:font-name="Adobe Caslon Pro Bold" fo:language="en" fo:country="US"/>
    </style:style>
    <style:style style:name="T65" style:parent-style-name="Fuentedepárrafopredeter." style:family="text">
      <style:text-properties style:font-name="Adobe Caslon Pro Bold" fo:language="en" fo:country="US"/>
    </style:style>
    <style:style style:name="P66" style:parent-style-name="Default" style:family="paragraph">
      <style:paragraph-properties fo:margin-left="0.4923in">
        <style:tab-stops/>
      </style:paragraph-properties>
      <style:text-properties style:font-name="Adobe Caslon Pro Bold" fo:language="en" fo:country="US"/>
    </style:style>
    <style:style style:name="P67" style:parent-style-name="Default" style:family="paragraph">
      <style:paragraph-properties fo:margin-left="0.4923in">
        <style:tab-stops/>
      </style:paragraph-properties>
      <style:text-properties style:font-name="Adobe Caslon Pro Bold" fo:language="en" fo:country="US"/>
    </style:style>
    <style:style style:name="P68" style:parent-style-name="Default" style:family="paragraph">
      <style:paragraph-properties fo:margin-left="0.4923in">
        <style:tab-stops/>
      </style:paragraph-properties>
      <style:text-properties style:font-name="Adobe Caslon Pro Bold" fo:language="en" fo:country="US"/>
    </style:style>
    <style:style style:name="P69" style:parent-style-name="Default" style:family="paragraph">
      <style:paragraph-properties fo:margin-left="0.4923in">
        <style:tab-stops/>
      </style:paragraph-properties>
      <style:text-properties style:font-name="Adobe Caslon Pro Bold" fo:language="en" fo:country="US"/>
    </style:style>
    <style:style style:name="P70" style:parent-style-name="Default" style:family="paragraph">
      <style:paragraph-properties fo:margin-left="0.4923in">
        <style:tab-stops/>
      </style:paragraph-properties>
      <style:text-properties style:font-name="Adobe Caslon Pro Bold" fo:language="en" fo:country="US"/>
    </style:style>
    <style:style style:name="P71" style:parent-style-name="Default" style:family="paragraph">
      <style:paragraph-properties fo:margin-left="0.4923in">
        <style:tab-stops/>
      </style:paragraph-properties>
      <style:text-properties style:font-name="Adobe Caslon Pro Bold"/>
    </style:style>
    <style:style style:name="P72" style:parent-style-name="Default" style:family="paragraph">
      <style:paragraph-properties fo:margin-left="0.4923in">
        <style:tab-stops/>
      </style:paragraph-properties>
      <style:text-properties style:font-name="Adobe Caslon Pro Bold"/>
    </style:style>
    <style:style style:name="P73" style:parent-style-name="Default" style:family="paragraph">
      <style:paragraph-properties fo:margin-left="0.4923in">
        <style:tab-stops/>
      </style:paragraph-properties>
      <style:text-properties style:font-name="Adobe Caslon Pro Bold"/>
    </style:style>
    <style:style style:name="P74" style:parent-style-name="Default" style:family="paragraph">
      <style:paragraph-properties fo:margin-left="0.4923in">
        <style:tab-stops/>
      </style:paragraph-properties>
      <style:text-properties style:font-name="Adobe Caslon Pro Bold" fo:language="en" fo:country="US"/>
    </style:style>
    <style:style style:name="P75" style:parent-style-name="Default" style:family="paragraph">
      <style:paragraph-properties fo:margin-left="0.4923in">
        <style:tab-stops/>
      </style:paragraph-properties>
      <style:text-properties style:font-name="Adobe Caslon Pro Bold" fo:language="en" fo:country="US"/>
    </style:style>
    <style:style style:name="P76" style:parent-style-name="Default" style:family="paragraph">
      <style:paragraph-properties fo:margin-left="0.4923in">
        <style:tab-stops/>
      </style:paragraph-properties>
      <style:text-properties style:font-name="Adobe Caslon Pro Bold" fo:language="en" fo:country="US"/>
    </style:style>
    <style:style style:name="P77" style:parent-style-name="Default" style:family="paragraph">
      <style:paragraph-properties fo:margin-left="0.4923in">
        <style:tab-stops/>
      </style:paragraph-properties>
      <style:text-properties style:font-name="Adobe Caslon Pro Bold" fo:language="en" fo:country="US"/>
    </style:style>
    <style:style style:name="P78" style:parent-style-name="Default" style:family="paragraph">
      <style:text-properties style:font-name="Adobe Caslon Pro Bold" fo:language="en" fo:country="US"/>
    </style:style>
    <style:style style:name="P79" style:parent-style-name="Default" style:family="paragraph">
      <style:text-properties style:font-name="Adobe Caslon Pro Bold" fo:language="en" fo:country="US"/>
    </style:style>
    <style:style style:name="P80" style:parent-style-name="Default" style:family="paragraph">
      <style:text-properties style:font-name="Adobe Caslon Pro Bold" fo:language="en" fo:country="US"/>
    </style:style>
    <style:style style:name="P81" style:parent-style-name="Default" style:family="paragraph">
      <style:text-properties style:font-name="Adobe Caslon Pro Bold" fo:language="en" fo:country="US"/>
    </style:style>
    <style:style style:name="P82" style:parent-style-name="Default" style:family="paragraph">
      <style:text-properties style:font-name="Adobe Caslon Pro Bold" fo:language="en" fo:country="US"/>
    </style:style>
    <style:style style:name="P83" style:parent-style-name="Default" style:family="paragraph">
      <style:paragraph-properties fo:text-indent="0.4923in"/>
      <style:text-properties style:font-name="Adobe Caslon Pro Bold" fo:language="en" fo:country="US"/>
    </style:style>
    <style:style style:name="P84" style:parent-style-name="Default" style:family="paragraph">
      <style:text-properties style:font-name="Adobe Caslon Pro Bold" fo:language="en" fo:country="US"/>
    </style:style>
    <style:style style:name="P85" style:parent-style-name="Default" style:family="paragraph">
      <style:text-properties style:font-name="Adobe Caslon Pro Bold" fo:language="en" fo:country="US"/>
    </style:style>
    <style:style style:name="P86" style:parent-style-name="Default" style:family="paragraph">
      <style:text-properties style:font-name="Adobe Caslon Pro Bold" fo:language="en" fo:country="US"/>
    </style:style>
    <style:style style:name="P87" style:parent-style-name="Default" style:family="paragraph">
      <style:paragraph-properties fo:margin-left="0.4923in">
        <style:tab-stops/>
      </style:paragraph-properties>
      <style:text-properties style:font-name="Adobe Caslon Pro Bold" fo:language="en" fo:country="US"/>
    </style:style>
    <style:style style:name="P88" style:parent-style-name="Default" style:family="paragraph">
      <style:paragraph-properties fo:margin-left="0.4923in">
        <style:tab-stops/>
      </style:paragraph-properties>
      <style:text-properties style:font-name="Adobe Caslon Pro Bold" fo:language="en" fo:country="US"/>
    </style:style>
    <style:style style:name="P89" style:parent-style-name="Default" style:family="paragraph">
      <style:paragraph-properties fo:margin-left="0.4923in">
        <style:tab-stops/>
      </style:paragraph-properties>
      <style:text-properties style:font-name="Adobe Caslon Pro Bold" fo:language="en" fo:country="US"/>
    </style:style>
    <style:style style:name="P90" style:parent-style-name="Default" style:family="paragraph">
      <style:paragraph-properties fo:margin-left="0.4923in">
        <style:tab-stops/>
      </style:paragraph-properties>
      <style:text-properties style:font-name="Adobe Caslon Pro Bold" fo:language="en" fo:country="US"/>
    </style:style>
    <style:style style:name="P91" style:parent-style-name="Default" style:family="paragraph">
      <style:paragraph-properties fo:margin-left="0.4923in">
        <style:tab-stops/>
      </style:paragraph-properties>
      <style:text-properties style:font-name="Adobe Caslon Pro Bold" fo:language="en" fo:country="US"/>
    </style:style>
    <style:style style:name="P92" style:parent-style-name="Default" style:family="paragraph">
      <style:paragraph-properties fo:margin-left="0.4923in">
        <style:tab-stops/>
      </style:paragraph-properties>
      <style:text-properties style:font-name="Adobe Caslon Pro Bold" fo:language="en" fo:country="US"/>
    </style:style>
    <style:style style:name="P93" style:parent-style-name="Default" style:family="paragraph">
      <style:paragraph-properties fo:margin-left="0.4923in">
        <style:tab-stops/>
      </style:paragraph-properties>
      <style:text-properties style:font-name="Adobe Caslon Pro Bold" fo:language="en" fo:country="US"/>
    </style:style>
    <style:style style:name="P94" style:parent-style-name="Default" style:family="paragraph">
      <style:paragraph-properties fo:margin-left="0.4923in">
        <style:tab-stops/>
      </style:paragraph-properties>
      <style:text-properties style:font-name="Adobe Caslon Pro Bold" fo:language="en" fo:country="US"/>
    </style:style>
    <style:style style:name="P95" style:parent-style-name="Default" style:family="paragraph">
      <style:text-properties style:font-name="Adobe Caslon Pro Bold" fo:language="en" fo:country="US"/>
    </style:style>
    <style:style style:name="P96" style:parent-style-name="Default" style:family="paragraph">
      <style:text-properties style:font-name="Adobe Caslon Pro Bold" fo:language="en" fo:country="US"/>
    </style:style>
    <style:style style:name="T97" style:parent-style-name="Fuentedepárrafopredeter." style:family="text">
      <style:text-properties style:font-name="Adobe Caslon Pro Bold" fo:language="en" fo:country="US"/>
    </style:style>
    <style:style style:name="T98" style:parent-style-name="Fuentedepárrafopredeter." style:family="text">
      <style:text-properties style:font-name="Adobe Caslon Pro Bold" fo:language="en" fo:country="US"/>
    </style:style>
    <style:style style:name="T99" style:parent-style-name="Fuentedepárrafopredeter." style:family="text">
      <style:text-properties style:font-name="Adobe Caslon Pro Bold" fo:language="en" fo:country="US"/>
    </style:style>
    <style:style style:name="T100" style:parent-style-name="Fuentedepárrafopredeter." style:family="text">
      <style:text-properties style:font-name="Adobe Caslon Pro Bold" fo:language="en" fo:country="US"/>
    </style:style>
    <style:style style:name="T101" style:parent-style-name="Fuentedepárrafopredeter." style:family="text">
      <style:text-properties style:font-name="Adobe Caslon Pro Bold" fo:language="en" fo:country="US"/>
    </style:style>
    <style:style style:name="T102" style:parent-style-name="Fuentedepárrafopredeter." style:family="text">
      <style:text-properties style:font-name="Adobe Caslon Pro Bold"/>
    </style:style>
    <style:style style:name="P103" style:parent-style-name="Default" style:family="paragraph">
      <style:text-properties style:font-name="Adobe Caslon Pro Bold"/>
    </style:style>
    <style:style style:name="T104" style:parent-style-name="Fuentedepárrafopredeter." style:family="text">
      <style:text-properties style:font-name="Adobe Caslon Pro Bold"/>
    </style:style>
    <style:style style:name="T105" style:parent-style-name="Fuentedepárrafopredeter." style:family="text">
      <style:text-properties style:font-name="Adobe Caslon Pro Bold" fo:language="en" fo:country="US"/>
    </style:style>
    <style:style style:name="P106" style:parent-style-name="Default" style:family="paragraph">
      <style:text-properties style:font-name="Adobe Caslon Pro Bold" fo:language="en" fo:country="US"/>
    </style:style>
    <style:style style:name="P107" style:parent-style-name="Default" style:family="paragraph">
      <style:text-properties style:font-name="Adobe Caslon Pro Bold" fo:language="en" fo:country="US"/>
    </style:style>
    <style:style style:name="P108" style:parent-style-name="Default" style:family="paragraph">
      <style:text-properties style:font-name="Adobe Caslon Pro Bold" fo:language="en" fo:country="US"/>
    </style:style>
    <style:style style:name="P109" style:parent-style-name="Default" style:family="paragraph">
      <style:text-properties style:font-name="Adobe Caslon Pro Bold" fo:language="en" fo:country="US"/>
    </style:style>
    <style:style style:name="P110" style:parent-style-name="Default" style:family="paragraph">
      <style:text-properties style:font-name="Adobe Caslon Pro Bold" fo:language="en" fo:country="US"/>
    </style:style>
    <style:style style:name="P111" style:parent-style-name="Default" style:family="paragraph">
      <style:text-properties style:font-name="Adobe Caslon Pro Bold" fo:language="en" fo:country="US"/>
    </style:style>
    <style:style style:name="P112" style:parent-style-name="Default" style:family="paragraph">
      <style:text-properties style:font-name="Adobe Caslon Pro Bold" fo:language="en" fo:country="US"/>
    </style:style>
    <style:style style:name="P113" style:parent-style-name="Default" style:family="paragraph">
      <style:text-properties style:font-name="Adobe Caslon Pro Bold" fo:language="en" fo:country="US"/>
    </style:style>
    <style:style style:name="P114" style:parent-style-name="Default" style:family="paragraph">
      <style:text-properties style:font-name="Adobe Caslon Pro Bold" fo:language="en" fo:country="US"/>
    </style:style>
    <style:style style:name="T115" style:parent-style-name="Fuentedepárrafopredeter." style:family="text">
      <style:text-properties style:font-name="Adobe Caslon Pro Bold" fo:language="en" fo:country="US"/>
    </style:style>
    <style:style style:name="T116" style:parent-style-name="Fuentedepárrafopredeter." style:family="text">
      <style:text-properties style:font-name="Adobe Caslon Pro Bold"/>
    </style:style>
    <style:style style:name="T117" style:parent-style-name="Fuentedepárrafopredeter." style:family="text">
      <style:text-properties style:font-name="Adobe Caslon Pro Bold"/>
    </style:style>
    <style:style style:name="T118" style:parent-style-name="Fuentedepárrafopredeter." style:family="text">
      <style:text-properties style:font-name="Adobe Caslon Pro Bold"/>
    </style:style>
    <style:style style:name="T119" style:parent-style-name="Fuentedepárrafopredeter." style:family="text">
      <style:text-properties style:font-name="Adobe Caslon Pro Bold"/>
    </style:style>
    <style:style style:name="T120" style:parent-style-name="Fuentedepárrafopredeter." style:family="text">
      <style:text-properties style:font-name="Adobe Caslon Pro Bold"/>
    </style:style>
  </office:automatic-styles>
  <office:body>
    <office:text text:use-soft-page-breaks="true">
      <text:p text:style-name="P1">AREA datos, DATA</text:p>
      <text:p text:style-name="P2"/>
      <text:p text:style-name="P3">T DCD 4, 8, 5, 9, 1, 6, 2, 7, 3, 0</text:p>
      <text:p text:style-name="P4">N EQU 10*4</text:p>
      <text:p text:style-name="P5">RESULT DCD 0</text:p>
      <text:p text:style-name="P6"/>
      <text:p text:style-name="P7">AREA code, CODE</text:p>
      <text:p text:style-name="P8"/>
      <text:p text:style-name="Standard"><text:span text:style-name="T9"><text:tab/></text:span><text:span text:style-name="T10">LDR r0, =T</text:span></text:p>
      <text:p text:style-name="P11"><text:tab/>LDR r1, =N</text:p>
      <text:p text:style-name="Standard"><text:span text:style-name="T12"><text:tab/></text:span><text:span text:style-name="T13">ldr r1, [r1]</text:span><text:span text:style-name="T14"><text:tab/></text:span><text:span text:style-name="T15"><text:tab/>; r = N</text:span></text:p>
      <text:p text:style-name="Standard"><text:span text:style-name="T16"><text:tab/></text:span><text:span text:style-name="T17">LDR r5, =RESULT</text:span></text:p>
      <text:p text:style-name="Standard"><text:span text:style-name="T18"><text:tab/></text:span><text:span text:style-name="T19">bl suma</text:span></text:p>
      <text:p text:style-name="P20"><text:tab/>bl ordena</text:p>
      <text:p text:style-name="P21">final<text:tab/>b final<text:tab/></text:p>
      <text:p text:style-name="P22">suma</text:p>
      <text:p text:style-name="P23"><text:tab/>push {lr}</text:p>
      <text:p text:style-name="Standard"><text:tab/>push {r0, r1, r2, r3, r4, r5}</text:p>
      <text:p text:style-name="Standard"><text:tab/>eor r2, r2, r2<text:tab/><text:tab/><text:tab/>; r2 = i</text:p>
      <text:p text:style-name="Standard"><text:tab/>mov r4, r2<text:tab/><text:tab/><text:tab/>; resultado = 0</text:p>
      <text:p text:style-name="Standard">buc<text:tab/><text:s/>cmp r2, r1<text:tab/><text:tab/><text:tab/>; while (i &lt; N) ...</text:p>
      <text:p text:style-name="Standard"><text:tab/>bge fin_sbr</text:p>
      <text:p text:style-name="Standard"><text:tab/>ldr r3, [r0, r2]</text:p>
      <text:p text:style-name="Standard"><text:tab/>add r4, r4, r3<text:tab/><text:tab/><text:tab/>; resultado + T[i]</text:p>
      <text:p text:style-name="Standard"><text:tab/>add r2, r2, #4<text:tab/><text:tab/><text:tab/>; i ++</text:p>
      <text:p text:style-name="Standard"><text:tab/>b buc</text:p>
      <text:p text:style-name="Standard">fin_sbr<text:tab/>str r4, [r5]</text:p>
      <text:p text:style-name="Standard"><text:tab/>pop {r0, r1, r2, r3, r4}</text:p>
      <text:p text:style-name="Standard"><text:tab/>pop {pc}<text:s/></text:p>
      <text:p text:style-name="Standard">ordena</text:p>
      <text:p text:style-name="Default"><text:span text:style-name="T24"><text:tab/>push {lr}</text:span><text:span text:style-name="T25"><text:tab/></text:span><text:span text:style-name="T26"><text:tab/></text:span><text:span text:style-name="T27"><text:tab/>; guardo lr anterior</text:span></text:p>
      <text:p text:style-name="P28"><text:tab/>push {}<text:tab/><text:tab/><text:tab/>; guardo registros que uso</text:p>
      <text:p text:style-name="P29"><text:tab/>eor r2, r2, r2</text:p>
      <text:p text:style-name="Default"><text:span text:style-name="T30"><text:tab/></text:span><text:span text:style-name="T31">sub r3, r1, #</text:span><text:span text:style-name="T32">4</text:span><text:span text:style-name="T33"><text:tab/></text:span><text:span text:style-name="T34"><text:tab/></text:span><text:span text:style-name="T35"><text:tab/>; r3 = n-1</text:span></text:p>
      <text:p text:style-name="P36"><text:tab/>push {r0}</text:p>
      <text:p text:style-name="Default"><text:span text:style-name="T37"><text:tab/></text:span><text:span text:style-name="T38">push {r2}</text:span><text:span text:style-name="T39"><text:tab/></text:span><text:span text:style-name="T40"><text:tab/></text:span><text:span text:style-name="T41"><text:tab/>; paso (0, n-1) a pila</text:span></text:p>
      <text:p text:style-name="Default"><text:span text:style-name="T42"><text:tab/></text:span><text:span text:style-name="T43">push {r3}</text:span></text:p>
      <text:p text:style-name="P44"><text:tab/>bl qksort<text:tab/><text:tab/><text:tab/>;<text:s/>salto a qksort</text:p>
      <text:p text:style-name="Default"><text:span text:style-name="T45"><text:tab/></text:span><text:span text:style-name="T46">add sp, sp, #8</text:span><text:span text:style-name="T47"><text:tab/></text:span><text:span text:style-name="T48"><text:tab/>; retiro de la pila los parámetros de qksort (r0, r2)</text:span></text:p>
      <text:p text:style-name="P49"><text:tab/>pop {}<text:tab/><text:tab/><text:tab/><text:tab/>; recupero todo lo anteriormente guardado</text:p>
      <text:p text:style-name="Default"><text:span text:style-name="T50"><text:tab/></text:span><text:span text:style-name="T51">pop {pc}</text:span></text:p>
      <text:p text:style-name="P52">qksort</text:p>
      <text:p text:style-name="P53"><text:tab/>push {lr, fp}</text:p>
      <text:p text:style-name="P54"><text:tab/>mov fp, sp</text:p>
      <text:p text:style-name="P55"><text:tab/>push {r0, r1, r2, r3, r4, r5,r6 ,r7, r8, r9,r10, r11, r12}</text:p>
      <text:p text:style-name="Default"><text:span text:style-name="T56"><text:tab/></text:span><text:span text:style-name="T57">ldr r0, [fp,</text:span><text:span text:style-name="T58"><text:s/>#12]</text:span><text:span text:style-name="T59"><text:tab/></text:span><text:span text:style-name="T60"><text:tab/>;1er parametro</text:span></text:p>
      <text:p text:style-name="P61"><text:tab/>ldr r1, [fp, #8]<text:tab/><text:tab/>; 2º parámetro</text:p>
      <text:p text:style-name="Default"><text:span text:style-name="T62"><text:tab/></text:span><text:span text:style-name="T63">ldr r10, [fp, #16]</text:span><text:span text:style-name="T64"><text:tab/></text:span><text:span text:style-name="T65"><text:tab/>; r10 = @T</text:span></text:p>
      <text:p text:style-name="P66">eor r2, r2, r2<text:s/><text:tab/><text:tab/><text:tab/>; r2 = i</text:p>
      <text:soft-page-break/>
      <text:p text:style-name="P67">mov r3, r2<text:tab/><text:tab/><text:tab/>; r3 = j</text:p>
      <text:p text:style-name="P68">mov r4, r2<text:tab/><text:tab/><text:tab/>; r4 = x</text:p>
      <text:p text:style-name="P69">mov r5, r2<text:tab/><text:tab/><text:tab/>; r5 = w</text:p>
      <text:p text:style-name="P70">mov r2, r0<text:tab/><text:tab/><text:tab/>; r2 = r0 (iz)</text:p>
      <text:p text:style-name="P71">mov r3, r1<text:tab/><text:tab/><text:tab/>; r3 = r1 (de)</text:p>
      <text:p text:style-name="P72">add r6, r0, r1<text:tab/><text:tab/><text:tab/>;<text:s/>r6 = r1 + r0 (iz + de)</text:p>
      <text:p text:style-name="P73">ldr r4, [r10, r6 LSR #1]<text:tab/>; r8 = T [(iz + de)/2 ]</text:p>
      <text:p text:style-name="P74">ldr r8, [r10, r2]<text:tab/><text:tab/>; r9 = T[i]</text:p>
      <text:p text:style-name="P75">ldr r11, [r8]</text:p>
      <text:p text:style-name="P76">ldr r10, [r10, r3]<text:tab/><text:tab/>; r10 = T[j]</text:p>
      <text:p text:style-name="P77">ldr r12, [r9]</text:p>
      <text:p text:style-name="P78">buc<text:tab/>cmp r11, r4</text:p>
      <text:p text:style-name="P79"><text:tab/>bge buc2<text:tab/><text:tab/><text:tab/>; while (T[i]&lt;x) …</text:p>
      <text:p text:style-name="P80"><text:tab/>add r2, r2, #4<text:tab/><text:tab/><text:tab/>; i ++</text:p>
      <text:p text:style-name="P81"><text:tab/>b buc</text:p>
      <text:p text:style-name="P82">buc2<text:s/><text:tab/>cmp r4,<text:s/>r12</text:p>
      <text:p text:style-name="P83">bge if<text:tab/><text:tab/><text:tab/><text:tab/>; while (x&lt;T[j]) …)</text:p>
      <text:p text:style-name="P84"><text:tab/>sub r3, r3, #4<text:tab/><text:tab/><text:tab/>; j --</text:p>
      <text:p text:style-name="P85"><text:tab/>b buc2</text:p>
      <text:p text:style-name="P86">if<text:tab/>cmp r2, r3</text:p>
      <text:p text:style-name="P87">bgt fin_if<text:tab/><text:tab/><text:tab/>; if (i&lt;=j) …</text:p>
      <text:p text:style-name="P88">ldr r5, r11<text:tab/><text:tab/><text:tab/>; w = T[i]</text:p>
      <text:p text:style-name="P89">ldr r11, r12<text:tab/><text:tab/><text:tab/>; T[i] = T[j]</text:p>
      <text:p text:style-name="P90">ldr r12, r5<text:tab/><text:tab/><text:tab/>; T[j] = w</text:p>
      <text:p text:style-name="P91">add r2, r2, #4<text:tab/><text:tab/><text:tab/>; i ++</text:p>
      <text:p text:style-name="P92">sub r3, r3, #4<text:tab/><text:tab/><text:tab/>; j –</text:p>
      <text:p text:style-name="P93">str r11, [r8]</text:p>
      <text:p text:style-name="P94">str<text:s/>r12, [r9]</text:p>
      <text:p text:style-name="P95">buc3<text:tab/>cmp r2, r3<text:tab/><text:tab/><text:tab/>; while (i&lt;=j) …</text:p>
      <text:p text:style-name="P96"><text:tab/>bgt fin<text:tab/><text:tab/><text:tab/><text:tab/></text:p>
      <text:p text:style-name="Default"><text:span text:style-name="T97"><text:tab/>cmp r0, r3</text:span><text:span text:style-name="T98"><text:tab/></text:span><text:span text:style-name="T99"><text:tab/></text:span><text:span text:style-name="T100"><text:tab/>; if (iz&lt;j)…</text:span></text:p>
      <text:p text:style-name="Default"><text:span text:style-name="T101"><text:tab/></text:span><text:span text:style-name="T102">bge if2</text:span></text:p>
      <text:p text:style-name="P103"><text:tab/>push {r0}<text:tab/><text:tab/><text:tab/>; paso por pilar iz y j!</text:p>
      <text:p text:style-name="Default"><text:span text:style-name="T104"><text:tab/></text:span><text:span text:style-name="T105">push {r3}</text:span></text:p>
      <text:p text:style-name="P106"><text:tab/>bl qksort</text:p>
      <text:p text:style-name="P107"><text:tab/>b buc3</text:p>
      <text:p text:style-name="P108">if2<text:tab/>cmp r2, r1</text:p>
      <text:p text:style-name="P109"><text:tab/>bge buc3</text:p>
      <text:p text:style-name="P110"><text:tab/>push {r2}</text:p>
      <text:p text:style-name="P111"><text:tab/>push {r1}</text:p>
      <text:p text:style-name="P112"><text:tab/>bl qksort</text:p>
      <text:p text:style-name="P113"><text:tab/>b buc3</text:p>
      <text:p text:style-name="P114">fin<text:tab/>pop {r0, r1, r2, r3, r4,<text:s/>r5, r6, r7, r8, r9, r10, r11, r12}</text:p>
      <text:p text:style-name="Default"><text:span text:style-name="T115"><text:tab/></text:span><text:span text:style-name="T116">pop {fp}</text:span></text:p>
      <text:soft-page-break/>
      <text:p text:style-name="Standard"><text:span text:style-name="T117"><text:tab/>pop {pc}</text:span><text:span text:style-name="T118"><text:tab/></text:span><text:span text:style-name="T119"><text:tab/></text:span><text:span text:style-name="T120"><text:tab/>; retornamo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Adobe Caslon Pro Bold" svg:font-family="Adobe Caslon Pro Bold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 style:parent-style-name="Standard">
      <style:paragraph-properties style:text-autospace="none"/>
      <style:text-properties style:font-name="Courier New" style:font-name-asian="Courier New" style:font-name-complex="Courier New" fo:color="#000000" fo:language="es" fo:country="ES" style:language-asian="zh" style:country-asian="CN" style:language-complex="hi" style:country-complex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ermán Garcés</dc:creator>
    <meta:creation-date>2009-04-16T11:32:00Z</meta:creation-date>
    <dc:date>2018-05-08T17:23:00Z</dc:date>
    <meta:template xlink:href="Normal" xlink:type="simple"/>
    <meta:editing-cycles>8</meta:editing-cycles>
    <meta:editing-duration>PT3420S</meta:editing-duration>
    <meta:user-defined meta:name="Info 1"/>
    <meta:user-defined meta:name="Info 2"/>
    <meta:user-defined meta:name="Info 3"/>
    <meta:user-defined meta:name="Info 4"/>
    <meta:document-statistic meta:page-count="3" meta:paragraph-count="4" meta:word-count="313" meta:character-count="2035" meta:row-count="14" meta:non-whitespace-character-count="1726"/>
  </office:meta>
</office:document-meta>
</file>